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8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27.7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Test de batería, audio y pesos</text:p>
          </table:table-cell>
          <table:covered-table-cell table:number-columns-repeated="8" table:style-name="Default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2" office:value-type="string" calcext:value-type="string">
            <text:p># Test</text:p>
          </table:table-cell>
          <table:table-cell table:style-name="ce4" office:value-type="string" calcext:value-type="string">
            <text:p>Hora de inicio</text:p>
          </table:table-cell>
          <table:table-cell table:style-name="ce4" office:value-type="string" calcext:value-type="string">
            <text:p>Hora final</text:p>
          </table:table-cell>
          <table:table-cell table:style-name="ce4" office:value-type="string" calcext:value-type="string">
            <text:p>Tiempo de duración de batería</text:p>
          </table:table-cell>
          <table:table-cell table:style-name="ce4" office:value-type="string" calcext:value-type="string">
            <text:p>Frecuencia muestreo Accel/Gyro (Hz)</text:p>
          </table:table-cell>
          <table:table-cell table:style-name="ce4" office:value-type="string" calcext:value-type="string">
            <text:p>Frecuencia muestreo magn (Hz)</text:p>
          </table:table-cell>
          <table:table-cell table:style-name="ce2" office:value-type="string" calcext:value-type="string">
            <text:p>Peso Json (MB)</text:p>
          </table:table-cell>
          <table:table-cell table:style-name="ce2" office:value-type="string" calcext:value-type="string">
            <text:p>Peso Audio (MB)</text:p>
          </table:table-cell>
          <table:table-cell table:style-name="ce2" office:value-type="string" calcext:value-type="string">
            <text:p>Leds</text:p>
          </table:table-cell>
          <table:table-cell table:style-name="ce15" office:value-type="string" calcext:value-type="string">
            <text:p>Freq arm (MHz)</text:p>
          </table:table-cell>
          <table:table-cell table:style-name="ce15" office:value-type="string" calcext:value-type="string">
            <text:p>Freq core (MHz)</text:p>
          </table:table-cell>
          <table:table-cell table:style-name="ce15" office:value-type="string" calcext:value-type="string">
            <text:p>Freq sdram (MHz)</text:p>
          </table:table-cell>
          <table:table-cell table:style-name="ce15" office:value-type="string" calcext:value-type="string">
            <text:p># cores</text:p>
          </table:table-cell>
          <table:table-cell table:style-name="ce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9-24 19:26:07:000</text:p>
          </table:table-cell>
          <table:table-cell office:value-type="string" calcext:value-type="string">
            <text:p>2018-09-24 21:57:20:000</text:p>
          </table:table-cell>
          <table:table-cell office:value-type="time" office:time-value="PT02H31M13S" calcext:value-type="time">
            <text:p>02:31:1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Alta intensidad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18-09-25 13:01:15:000</text:p>
          </table:table-cell>
          <table:table-cell office:value-type="string" calcext:value-type="string">
            <text:p>2018-09-25 15:39:33:000</text:p>
          </table:table-cell>
          <table:table-cell office:value-type="time" office:time-value="PT02H38M18S" calcext:value-type="time">
            <text:p>02:38:18</text:p>
          </table:table-cell>
          <table:table-cell office:value-type="string" calcext:value-type="string">
            <text:p>14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Alta intensidad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8-09-25 17:25:37:002</text:p>
          </table:table-cell>
          <table:table-cell office:value-type="string" calcext:value-type="string">
            <text:p>2018-09-25 20:52:22:002</text:p>
          </table:table-cell>
          <table:table-cell office:value-type="time" office:time-value="PT03H26M45S" calcext:value-type="time">
            <text:p>03:26:4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399.5</text:p>
          </table:table-cell>
          <table:table-cell table:style-name="ce11" office:value-type="string" calcext:value-type="string">
            <text:p>Baja intensidad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18-09-25 19:44:57:000</text:p>
          </table:table-cell>
          <table:table-cell office:value-type="string" calcext:value-type="string">
            <text:p>2018-09-25 23:18:06:003</text:p>
          </table:table-cell>
          <table:table-cell office:value-type="time" office:time-value="PT03H33M09S" calcext:value-type="time">
            <text:p>03:33:09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10.1</text:p>
          </table:table-cell>
          <table:table-cell table:style-name="ce13" office:value-type="string" calcext:value-type="string">
            <text:p>Baja intensidad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18-09-26 18:22:20:001</text:p>
          </table:table-cell>
          <table:table-cell office:value-type="string" calcext:value-type="string">
            <text:p>2018-09-26 21:56:22:000</text:p>
          </table:table-cell>
          <table:table-cell office:value-type="time" office:time-value="PT03H34M02S" calcext:value-type="time">
            <text:p>03:34:02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11.7</text:p>
          </table:table-cell>
          <table:table-cell office:value-type="string" calcext:value-type="string">
            <text:p>Baja intensidad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18-09-26 18:46:59:000</text:p>
          </table:table-cell>
          <table:table-cell office:value-type="string" calcext:value-type="string">
            <text:p>2018-09-26 21:24:58:000</text:p>
          </table:table-cell>
          <table:table-cell office:value-type="time" office:time-value="PT02H37M59S" calcext:value-type="time">
            <text:p>02:37:59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18-09-26 19:00:37:000</text:p>
          </table:table-cell>
          <table:table-cell office:value-type="string" calcext:value-type="string">
            <text:p>2018-09-26 21:58:08:001</text:p>
          </table:table-cell>
          <table:table-cell office:value-type="time" office:time-value="PT02H57M31S" calcext:value-type="time">
            <text:p>02:57:31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Baja intensida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018-09-27 16:49:42:000</text:p>
          </table:table-cell>
          <table:table-cell office:value-type="string" calcext:value-type="string">
            <text:p>2018-09-27 19:23:58:000</text:p>
          </table:table-cell>
          <table:table-cell office:value-type="time" office:time-value="PT02H34M16S" calcext:value-type="time">
            <text:p>02:34:16</text:p>
          </table:table-cell>
          <table:table-cell office:value-type="string" calcext:value-type="string">
            <text:p>59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18-09-27 16:50:56:000</text:p>
          </table:table-cell>
          <table:table-cell office:value-type="string" calcext:value-type="string">
            <text:p>2018-09-27 19:36:09:000</text:p>
          </table:table-cell>
          <table:table-cell office:value-type="time" office:time-value="PT02H45M13S" calcext:value-type="time">
            <text:p>02:45:13</text:p>
          </table:table-cell>
          <table:table-cell office:value-type="string" calcext:value-type="string">
            <text:p>59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27.8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table:style-name="ce3"/>
          <table:table-cell table:number-columns-repeated="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6:06:26.8133624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29:08.138231398</meta:creation-date>
    <dc:date>2018-10-02T16:16:12.320691295</dc:date>
    <meta:editing-duration>PT9H19M16S</meta:editing-duration>
    <meta:editing-cycles>44</meta:editing-cycles>
    <meta:generator>LibreOffice/6.0.3.2$Linux_X86_64 LibreOffice_project/00m0$Build-2</meta:generator>
    <meta:document-statistic meta:table-count="1" meta:cell-count="137" meta:object-count="0"/>
  </office:meta>
</office:document-meta>
</file>